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5" table:default-cell-style-name="ce2"/>
        <table:table-column table:style-name="co1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percentage" office:value="0.4186" calcext:value-type="percentage">
            <text:p>41.86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529" calcext:value-type="percentage">
            <text:p>35.29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lanta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62" calcext:value-type="percentage">
            <text:p>47.6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ltimore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5" calcext:value-type="percentage">
            <text:p>50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3793" calcext:value-type="percentage">
            <text:p>37.93%</text:p>
          </table:table-cell>
          <table:table-cell office:value-type="percentage" office:value="0.4762" calcext:value-type="percentage">
            <text:p>47.6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35" calcext:value-type="percentage">
            <text:p>35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rolina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444" calcext:value-type="percentage">
            <text:p>44.44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percentage" office:value="0.4889" calcext:value-type="percentage">
            <text:p>48.89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529" calcext:value-type="percentage">
            <text:p>35.29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ncinnati</text:p>
          </table:table-cell>
          <table:table-cell office:value-type="percentage" office:value="0.5957" calcext:value-type="percentage">
            <text:p>59.5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6522" calcext:value-type="percentage">
            <text:p>65.2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veland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4286" calcext:value-type="percentage">
            <text:p>42.86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llas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4231" calcext:value-type="percentage">
            <text:p>42.3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ver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152" calcext:value-type="percentage">
            <text:p>51.5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roit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4667" calcext:value-type="percentage">
            <text:p>46.6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percentage" office:value="0.6271" calcext:value-type="percentage">
            <text:p>62.7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6129" calcext:value-type="percentage">
            <text:p>61.29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uston</text:p>
          </table:table-cell>
          <table:table-cell office:value-type="percentage" office:value="0.6176" calcext:value-type="percentage">
            <text:p>61.76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4375" calcext:value-type="percentage">
            <text:p>43.7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152" calcext:value-type="percentage">
            <text:p>51.52%</text:p>
          </table:table-cell>
          <table:table-cell office:value-type="percentage" office:value="0.5641" calcext:value-type="percentage">
            <text:p>56.41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cksonville</text:p>
          </table:table-cell>
          <table:table-cell office:value-type="percentage" office:value="0.4419" calcext:value-type="percentage">
            <text:p>44.19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182" calcext:value-type="percentage">
            <text:p>31.8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sas City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576" calcext:value-type="percentage">
            <text:p>75.76%</text:p>
          </table:table-cell>
          <table:table-cell office:value-type="percentage" office:value="0.7692" calcext:value-type="percentage">
            <text:p>76.9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ami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5625" calcext:value-type="percentage">
            <text:p>56.2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nnesota</text:p>
          </table:table-cell>
          <table:table-cell office:value-type="percentage" office:value="0.5636" calcext:value-type="percentage">
            <text:p>56.36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4857" calcext:value-type="percentage">
            <text:p>48.5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w England</text:p>
          </table:table-cell>
          <table:table-cell office:value-type="percentage" office:value="0.4308" calcext:value-type="percentage">
            <text:p>43.08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348" calcext:value-type="percentage">
            <text:p>43.48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Orlean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5789" calcext:value-type="percentage">
            <text:p>57.89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Y Giants</text:p>
          </table:table-cell>
          <table:table-cell office:value-type="percentage" office:value="0.383" calcext:value-type="percentage">
            <text:p>38.3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462" calcext:value-type="percentage">
            <text:p>34.62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Jets</text:p>
          </table:table-cell>
          <table:table-cell office:value-type="percentage" office:value="0.5135" calcext:value-type="percentage">
            <text:p>51.35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akland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1667" calcext:value-type="percentage">
            <text:p>16.67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615" calcext:value-type="percentage">
            <text:p>46.15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iladelphia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5652" calcext:value-type="percentage">
            <text:p>56.52%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 Diego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n Francisco</text:p>
          </table:table-cell>
          <table:table-cell office:value-type="percentage" office:value="0.4677" calcext:value-type="percentage">
            <text:p>46.77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143" calcext:value-type="percentage">
            <text:p>51.43%</text:p>
          </table:table-cell>
          <table:table-cell office:value-type="percentage" office:value="0.4074" calcext:value-type="percentage">
            <text:p>40.74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percentage" office:value="0.6182" calcext:value-type="percentage">
            <text:p>61.82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6538" calcext:value-type="percentage">
            <text:p>65.38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 Louis</text:p>
          </table:table-cell>
          <table:table-cell office:value-type="percentage" office:value="0.4795" calcext:value-type="percentage">
            <text:p>47.95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61" calcext:value-type="percentage">
            <text:p>56.10%</text:p>
          </table:table-cell>
          <table:table-cell office:value-type="percentage" office:value="0.375" calcext:value-type="percentage">
            <text:p>37.50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mpa Bay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6316" calcext:value-type="percentage">
            <text:p>63.16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essee</text:p>
          </table:table-cell>
          <table:table-cell office:value-type="percentage" office:value="0.5303" calcext:value-type="percentage">
            <text:p>53.03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161" calcext:value-type="percentage">
            <text:p>51.61%</text:p>
          </table:table-cell>
          <table:table-cell office:value-type="percentage" office:value="0.5429" calcext:value-type="percentage">
            <text:p>54.29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417" calcext:value-type="percentage">
            <text:p>54.17%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